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275.24pt"/>
    </style:style>
    <style:style style:name="co3" style:family="table-column">
      <style:table-column-properties fo:break-before="auto" style:column-width="1107.75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a86e8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ateriales para el taller de TheThingsNetwork Madrid de construcción de un gateway y nodo single-channel configurado como sensor de puerta abiert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antidad</text:p>
          </table:table-cell>
          <table:table-cell table:style-name="ce4" office:value-type="string" calcext:value-type="string">
            <text:p>Descripción</text:p>
          </table:table-cell>
          <table:table-cell table:style-name="ce4" office:value-type="string" calcext:value-type="string">
            <text:p>Dónde conseguirlo</text:p>
          </table:table-cell>
          <table:table-cell table:style-name="ce7" table:number-columns-repeated="24"/>
          <table:table-cell table:number-columns-repeated="99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Wemos D1 mini</text:p>
          </table:table-cell>
          <table:table-cell table:style-name="ce6" office:value-type="string" calcext:value-type="string">
            <text:p><text:a xlink:href="https://es.aliexpress.com/item/10-sets-D1-Mini-nodemcu-4-m-bytes-Luna-esp8266-WiFi-Internet-de-cosas-basado-en/32838136418.html?spm=a2g0s.9042311.0.0.vzxUJG" xlink:type="simple">https://es.aliexpress.com/item/10-sets-D1-Mini-nodemcu-4-m-bytes-Luna-esp8266-WiFi-Internet-de-cosas-basado-en/32838136418.html?spm=a2g0s.9042311.0.0.vzxUJG</text:a>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rduino Pro Mini Compatible ATMega328 3v3/8MHz</text:p>
          </table:table-cell>
          <table:table-cell table:style-name="ce6" office:value-type="string" calcext:value-type="string">
            <text:p><text:a xlink:href="https://es.aliexpress.com/item/10PCS-3-3V-12V-DC-ATMEGA328P-Pro-Mini-328-Mini-ATMEGA328-3-3V-8M-for-Arduino/32811814896.html?spm=a2g0s.9042311.0.0.Fkv9li" xlink:type="simple">https://es.aliexpress.com/item/10PCS-3-3V-12V-DC-ATMEGA328P-Pro-Mini-328-Mini-ATMEGA328-3-3V-8M-for-Arduino/32811814896.html?spm=a2g0s.9042311.0.0.Fkv9li</text:a>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RFM95W SX1276 868MHz</text:p>
          </table:table-cell>
          <table:table-cell table:style-name="ce6" office:value-type="string" calcext:value-type="string">
            <text:p><text:a xlink:href="https://es.aliexpress.com/item/RFM95W-RFM95-868MHz-LORA-SX1276-wireless-transceiver-module-20DBM-3KM-Best-quality/32810607598.html?spm=a2g0s.9042311.0.0.3OrrW8" xlink:type="simple">https://es.aliexpress.com/item/RFM95W-RFM95-868MHz-LORA-SX1276-wireless-transceiver-module-20DBM-3KM-Best-quality/32810607598.html?spm=a2g0s.9042311.0.0.3OrrW8</text:a>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onector antena RP-SMA</text:p>
          </table:table-cell>
          <table:table-cell table:style-name="ce6" office:value-type="string" calcext:value-type="string">
            <text:p><text:a xlink:href="https://es.rs-online.com/web/p/conectores-sma/1258192" xlink:type="simple">https://es.rs-online.com/web/p/conectores-sma/1258192</text:a>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ntena 868MHz 3db</text:p>
          </table:table-cell>
          <table:table-cell table:style-name="ce6" office:value-type="string" calcext:value-type="string">
            <text:p><text:a xlink:href="https://es.aliexpress.com/item/10pcs-lot-868-mhz-Aerial-868Mhz-WHIP-ANTENNA-for-RADIO-FREQUENCY-with3-dB-Gain-TX-RX/32811151712.html?spm=a2g0s.9042311.0.0.ninbNo" xlink:type="simple">https://es.aliexpress.com/item/10pcs-lot-868-mhz-Aerial-868Mhz-WHIP-ANTENNA-for-RADIO-FREQUENCY-with3-dB-Gain-TX-RX/32811151712.html?spm=a2g0s.9042311.0.0.ninbNo</text:a>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ntena helicoidadl 868MHz</text:p>
          </table:table-cell>
          <table:table-cell table:style-name="ce6" office:value-type="string" calcext:value-type="string">
            <text:p><text:a xlink:href="https://www.ebay.es/itm/10pcs-Copper-13mm-868MHz-50-Spring-Antenna-for-Wireless-Communication-System/172301237099" xlink:type="simple">https://www.ebay.es/itm/10pcs-Copper-13mm-868MHz-50-Spring-Antenna-for-Wireless-Communication-System/172301237099</text:a>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ensor magnético de láminas NO</text:p>
          </table:table-cell>
          <table:table-cell table:style-name="ce6" office:value-type="string" calcext:value-type="string">
            <text:p><text:a xlink:href="https://es.aliexpress.com/item/10pcs-normally-open-NO-Wired-Door-Window-Sensor-Magnetic-Switch-Home-Alarm-System-for-gsm-pstn/32844860501.html?spm=a2g0s.9042311.0.0.g2YZJR" xlink:type="simple">https://es.aliexpress.com/item/10pcs-normally-open-NO-Wired-Door-Window-Sensor-Magnetic-Switch-Home-Alarm-System-for-gsm-pstn/32844860501.html?spm=a2g0s.9042311.0.0.g2YZJR</text:a>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lips batería AA</text:p>
          </table:table-cell>
          <table:table-cell table:style-name="ce6" office:value-type="string" calcext:value-type="string">
            <text:p><text:a xlink:href="https://es.aliexpress.com/item/200-unids-bater-a-metralla-bater-a-AA-hoja-primavera-contacto-12-12mm-positivo-y-negativo/32840333042.html?spm=a2g0s.9042311.0.0.aBlkrb" xlink:type="simple">https://es.aliexpress.com/item/200-unids-bater-a-metralla-bater-a-AA-hoja-primavera-contacto-12-12mm-positivo-y-negativo/32840333042.html?spm=a2g0s.9042311.0.0.aBlkrb</text:a>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Condensadores electrolíticos 10uF</text:p>
          </table:table-cell>
          <table:table-cell table:style-name="ce6" office:value-type="string" calcext:value-type="string">
            <text:p><text:a xlink:href="https://www.mouser.es/ProductDetail/647-UMA1C100MDD1TP?r=647-UMA1C100MDD1TP" xlink:type="simple">https://www.mouser.es/ProductDetail/647-UMA1C100MDD1TP?r=647-UMA1C100MDD1TP</text:a>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ondensador electrolítico 1uF</text:p>
          </table:table-cell>
          <table:table-cell table:style-name="ce6" office:value-type="string" calcext:value-type="string">
            <text:p><text:a xlink:href="https://www.mouser.es/ProductDetail/Nichicon/UMF1V010MDD1TP?qs=sGAEpiMZZMtZ1n0r9vR22Xl3OG1fIDi9%252b3LeJ27ONZc%3d" xlink:type="simple">https://www.mouser.es/ProductDetail/Nichicon/UMF1V010MDD1TP?qs=sGAEpiMZZMtZ1n0r9vR22Xl3OG1fIDi9%252b3LeJ27ONZc%3d</text:a>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argador de teléfono movil microUSB</text:p>
          </table:table-cell>
          <table:table-cell table:style-name="ce5" office:value-type="string" calcext:value-type="string">
            <text:p>Puedes usar cualquiera que tengas de sobra. Lo usamos para alimentar el gateway, que está permanentemente conectado, por lo que conviene que tenga una calidad aceptable.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Placa adaptadora RFM95W Gateway</text:p>
          </table:table-cell>
          <table:table-cell table:style-name="ce5" office:value-type="string" calcext:value-type="string">
            <text:p>Pásate por uno de nuestros eventos y te la regalamos si nos avisas con antelación o (https://github.com/jfmateos/thethingnetwork_madrid_taller_gateway_nodo_single_channel/tree/master/Gateway/PCB_placa_adaptadora)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Placa adaptadora RFM95W nodo</text:p>
          </table:table-cell>
          <table:table-cell table:style-name="ce5" office:value-type="string" calcext:value-type="string">
            <text:p>Pásate por uno de nuestros eventos y te la regalamos si nos avisas con antelación o (https://github.com/jfmateos/thethingnetwork_madrid_taller_gateway_nodo_single_channel/tree/master/Nodo/PCB_placa_adaptadora)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arcasa gateway impresa en 3D</text:p>
          </table:table-cell>
          <table:table-cell table:style-name="ce6" table:formula="of:=HYPERLINK(&quot;https://www.tinkercad.com/things/hQr2E4W4Zfp&quot;;&quot;Piezas de color amarillo de https://www.tinkercad.com/things/hQr2E4W4Zfp&quot;)" office:value-type="string" office:string-value="Piezas de color amarillo de https://www.tinkercad.com/things/hQr2E4W4Zfp" calcext:value-type="string">
            <text:p>Piezas de color amarillo de https://www.tinkercad.com/things/hQr2E4W4Zfp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arcasa nodo impresa en 3D</text:p>
          </table:table-cell>
          <table:table-cell table:style-name="ce6" table:formula="of:=HYPERLINK(&quot;https://www.tinkercad.com/things/ilqWqOo9zD4&quot;;&quot;Piezas de color amarillo de https://www.tinkercad.com/things/ilqWqOo9zD4&quot;)" office:value-type="string" office:string-value="Piezas de color amarillo de https://www.tinkercad.com/things/ilqWqOo9zD4" calcext:value-type="string">
            <text:p>Piezas de color amarillo de https://www.tinkercad.com/things/ilqWqOo9zD4</text:p>
          </table:table-cell>
          <table:table-cell table:number-columns-repeated="1021"/>
        </table:table-row>
        <table:table-row table:style-name="ro1" table:number-rows-repeated="984">
          <table:table-cell table:style-name="ce3"/>
          <table:table-cell table:number-columns-repeated="102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9" meta:object-count="0"/>
    <meta:generator>LibreOfficeDev/5.1.0.3$Linux_X86_64 LibreOffice_project/</meta:generator>
  </office:meta>
</office:document-meta>
</file>